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3988978C156CD4A691.png" manifest:media-type="image/png"/>
  <manifest:file-entry manifest:full-path="Pictures/10000000000003BF000002348B4CBC7CAD784FD0.png" manifest:media-type="image/png"/>
  <manifest:file-entry manifest:full-path="Pictures/10000000000005270000009816AE7AC89F52C2E4.png" manifest:media-type="image/png"/>
  <manifest:file-entry manifest:full-path="Pictures/1000000000000515000000A63854F3B156403F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1012" officeooo:paragraph-rsid="000f1012"/>
    </style:style>
    <style:style style:name="P2" style:family="paragraph" style:parent-style-name="Standard">
      <style:text-properties officeooo:rsid="000f1012" officeooo:paragraph-rsid="000f10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4/75_02</text:p>
      <text:p text:style-name="P1">1</text:p>
      <text:p text:style-name="P1"><draw:frame draw:style-name="fr1" draw:name="Figura1" text:anchor-type="paragraph" svg:width="17cm" svg:height="10.054cm" draw:z-index="0"><draw:image xlink:href="Pictures/10000000000003C20000023988978C156CD4A691.png" xlink:type="simple" xlink:show="embed" xlink:actuate="onLoad"/></draw:frame></text:p>
      <text:p text:style-name="P1"><draw:frame draw:style-name="fr1" draw:name="Figura2" text:anchor-type="paragraph" svg:width="17cm" svg:height="9.998cm" draw:z-index="1"><draw:image xlink:href="Pictures/10000000000003BF000002348B4CBC7CAD784FD0.png" xlink:type="simple" xlink:show="embed" xlink:actuate="onLoad"/></draw:frame></text:p>
      <text:p text:style-name="P1"/>
      <text:p text:style-name="P1"><draw:frame draw:style-name="fr1" draw:name="Figura3" text:anchor-type="paragraph" svg:width="17cm" svg:height="1.958cm" draw:z-index="2"><draw:image xlink:href="Pictures/10000000000005270000009816AE7AC89F52C2E4.png" xlink:type="simple" xlink:show="embed" xlink:actuate="onLoad"/></draw:frame></text:p>
      <text:p text:style-name="P1"/>
      <text:p text:style-name="P1"><draw:frame draw:style-name="fr1" draw:name="Figura4" text:anchor-type="paragraph" svg:width="17cm" svg:height="2.168cm" draw:z-index="3"><draw:image xlink:href="Pictures/1000000000000515000000A63854F3B156403FBF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37:33.404000000</meta:creation-date>
    <dc:date>2018-04-06T16:01:12.955000000</dc:date>
    <meta:editing-duration>PT19M31S</meta:editing-duration>
    <meta:editing-cycles>5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2" meta:word-count="2" meta:character-count="9" meta:non-whitespace-character-count="9"/>
  </office:meta>
</office:document-meta>
</file>